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b52" officeooo:paragraph-rsid="000f2b52"/>
    </style:style>
    <style:style style:name="P2" style:family="paragraph" style:parent-style-name="Standard">
      <style:text-properties officeooo:rsid="00109bca" officeooo:paragraph-rsid="00109bca"/>
    </style:style>
    <style:style style:name="T1" style:family="text">
      <style:text-properties officeooo:rsid="0010994b"/>
    </style:style>
    <style:style style:name="T2" style:family="text">
      <style:text-properties officeooo:rsid="0011ad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face Engineering: Homework 1</text:p>
      <text:p text:style-name="P1">The $1 Gesture Recognizer</text:p>
      <text:p text:style-name="P1"/>
      <text:p text:style-name="P1">3 Questions</text:p>
      <text:p text:style-name="P1"/>
      <text:p text:style-name="P1">3.1 No. The algorithm will rotate and scale 1D gestures, resulting in <text:span text:style-name="T1">the </text:span>same template.</text:p>
      <text:p text:style-name="P1"/>
      <text:p text:style-name="P1">3.2 No. <text:span text:style-name="T1">The algorithm normalizes gestures by rotation and translation. So the differences in orientation will be eliminated in templates.</text:span></text:p>
      <text:p text:style-name="P1"/>
      <text:p text:style-name="P2">3.3 <text:span text:style-name="T2">A template can be used to store different strokes, each of which is normalized separately. The relative orientation or the strokes could also be stored (distances, relative rotation, etc). When matching a gesture with a template, each strokes are matched separately, and differences in relative orientation will add an extra cost.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6:20:12.492601283</meta:creation-date>
    <dc:date>2015-03-28T16:27:47.688156816</dc:date>
    <meta:editing-duration>PT5M2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6" meta:word-count="98" meta:character-count="633" meta:non-whitespace-character-count="541"/>
  </office:meta>
</office:document-meta>
</file>